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092cm"/>
    </style:style>
    <style:style style:name="co4" style:family="table-column">
      <style:table-column-properties fo:break-before="auto" style:column-width="4.648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1.012cm"/>
    </style:style>
    <style:style style:name="co7" style:family="table-column">
      <style:table-column-properties fo:break-before="auto" style:column-width="0.99cm"/>
    </style:style>
    <style:style style:name="co8" style:family="table-column">
      <style:table-column-properties fo:break-before="auto" style:column-width="1.127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0.506cm"/>
    </style:style>
    <style:style style:name="co11" style:family="table-column">
      <style:table-column-properties fo:break-before="auto" style:column-width="7.4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9999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border="0.06pt solid #000000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ackground-color="#00cc00" fo:border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9999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99ccff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00cc00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13.114cm" svg:y="1.069cm">
            <draw:object draw:notify-on-update-of-ranges="Tabelle1.C5:Tabelle1.C14 Tabelle1.D5:Tabelle1.D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lassifier</text:p>
          </table:table-cell>
          <table:table-cell office:value-type="string" calcext:value-type="string">
            <text:p>Featureset</text:p>
          </table:table-cell>
          <table:table-cell office:value-type="string" calcext:value-type="string">
            <text:p>n features</text:p>
          </table:table-cell>
          <table:table-cell table:style-name="Default" office:value-type="string" calcext:value-type="string">
            <text:p>Fitting-tim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1</text:p>
          </table:table-cell>
          <table:table-cell office:value-type="float" office:value="7" calcext:value-type="float">
            <text:p>7</text:p>
          </table:table-cell>
          <table:table-cell office:value-type="float" office:value="2.01915693283081" calcext:value-type="float">
            <text:p>2.0191569328308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2</text:p>
          </table:table-cell>
          <table:table-cell office:value-type="float" office:value="5" calcext:value-type="float">
            <text:p>5</text:p>
          </table:table-cell>
          <table:table-cell office:value-type="float" office:value="1.35107707977294" calcext:value-type="float">
            <text:p>1.3510770797729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3</text:p>
          </table:table-cell>
          <table:table-cell office:value-type="float" office:value="15" calcext:value-type="float">
            <text:p>15</text:p>
          </table:table-cell>
          <table:table-cell office:value-type="float" office:value="8.10150003433227" calcext:value-type="float">
            <text:p>8.1015000343322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4</text:p>
          </table:table-cell>
          <table:table-cell office:value-type="float" office:value="11" calcext:value-type="float">
            <text:p>11</text:p>
          </table:table-cell>
          <table:table-cell office:value-type="float" office:value="3.87375020980834" calcext:value-type="float">
            <text:p>3.8737502098083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5</text:p>
          </table:table-cell>
          <table:table-cell office:value-type="float" office:value="8" calcext:value-type="float">
            <text:p>8</text:p>
          </table:table-cell>
          <table:table-cell office:value-type="float" office:value="2.4291660785675" calcext:value-type="float">
            <text:p>2.429166078567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6</text:p>
          </table:table-cell>
          <table:table-cell office:value-type="float" office:value="8" calcext:value-type="float">
            <text:p>8</text:p>
          </table:table-cell>
          <table:table-cell office:value-type="float" office:value="2.1771650314331" calcext:value-type="float">
            <text:p>2.177165031433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7</text:p>
          </table:table-cell>
          <table:table-cell office:value-type="float" office:value="10" calcext:value-type="float">
            <text:p>10</text:p>
          </table:table-cell>
          <table:table-cell office:value-type="float" office:value="4.50828218460083" calcext:value-type="float">
            <text:p>4.5082821846008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8</text:p>
          </table:table-cell>
          <table:table-cell office:value-type="float" office:value="9" calcext:value-type="float">
            <text:p>9</text:p>
          </table:table-cell>
          <table:table-cell office:value-type="float" office:value="3.66517996788024" calcext:value-type="float">
            <text:p>3.6651799678802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x</text:p>
          </table:table-cell>
          <table:table-cell office:value-type="float" office:value="23" calcext:value-type="float">
            <text:p>23</text:p>
          </table:table-cell>
          <table:table-cell office:value-type="float" office:value="37.7421770095825" calcext:value-type="float">
            <text:p>37.742177009582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all</text:p>
          </table:table-cell>
          <table:table-cell office:value-type="float" office:value="30" calcext:value-type="float">
            <text:p>30</text:p>
          </table:table-cell>
          <table:table-cell office:value-type="float" office:value="32.037857055664" calcext:value-type="float">
            <text:p>32.03785705566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1</text:p>
          </table:table-cell>
          <table:table-cell office:value-type="float" office:value="7" calcext:value-type="float">
            <text:p>7</text:p>
          </table:table-cell>
          <table:table-cell office:value-type="float" office:value="2.01915693283081" calcext:value-type="float">
            <text:p>2.0191569328308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2</text:p>
          </table:table-cell>
          <table:table-cell office:value-type="float" office:value="5" calcext:value-type="float">
            <text:p>5</text:p>
          </table:table-cell>
          <table:table-cell office:value-type="float" office:value="1.35907816886901" calcext:value-type="float">
            <text:p>1.3590781688690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3</text:p>
          </table:table-cell>
          <table:table-cell office:value-type="float" office:value="15" calcext:value-type="float">
            <text:p>15</text:p>
          </table:table-cell>
          <table:table-cell office:value-type="float" office:value="8.06049799919128" calcext:value-type="float">
            <text:p>8.0604979991912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4</text:p>
          </table:table-cell>
          <table:table-cell office:value-type="float" office:value="11" calcext:value-type="float">
            <text:p>11</text:p>
          </table:table-cell>
          <table:table-cell office:value-type="float" office:value="3.88922309875488" calcext:value-type="float">
            <text:p>3.8892230987548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5</text:p>
          </table:table-cell>
          <table:table-cell office:value-type="float" office:value="8" calcext:value-type="float">
            <text:p>8</text:p>
          </table:table-cell>
          <table:table-cell office:value-type="float" office:value="2.41513895988464" calcext:value-type="float">
            <text:p>2.41513895988464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6</text:p>
          </table:table-cell>
          <table:table-cell office:value-type="float" office:value="8" calcext:value-type="float">
            <text:p>8</text:p>
          </table:table-cell>
          <table:table-cell office:value-type="float" office:value="2.1861238479614" calcext:value-type="float">
            <text:p>2.1861238479614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7</text:p>
          </table:table-cell>
          <table:table-cell office:value-type="float" office:value="10" calcext:value-type="float">
            <text:p>10</text:p>
          </table:table-cell>
          <table:table-cell office:value-type="float" office:value="4.53430080413818" calcext:value-type="float">
            <text:p>4.5343008041381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8</text:p>
          </table:table-cell>
          <table:table-cell office:value-type="float" office:value="9" calcext:value-type="float">
            <text:p>9</text:p>
          </table:table-cell>
          <table:table-cell office:value-type="float" office:value="3.80221796035766" calcext:value-type="float">
            <text:p>3.8022179603576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x</text:p>
          </table:table-cell>
          <table:table-cell office:value-type="float" office:value="23" calcext:value-type="float">
            <text:p>23</text:p>
          </table:table-cell>
          <table:table-cell office:value-type="float" office:value="37.7371349334716" calcext:value-type="float">
            <text:p>37.737134933471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log Reg</text:p>
          </table:table-cell>
          <table:table-cell office:value-type="string" calcext:value-type="string">
            <text:p>header_all</text:p>
          </table:table-cell>
          <table:table-cell office:value-type="float" office:value="30" calcext:value-type="float">
            <text:p>30</text:p>
          </table:table-cell>
          <table:table-cell office:value-type="float" office:value="34.7109830379486" calcext:value-type="float">
            <text:p>34.7109830379486</text:p>
          </table:table-cell>
          <table:table-cell office:value-type="string" calcext:value-type="string">
            <text:p>1.0</text:p>
          </table:table-cell>
        </table:table-row>
      </table:table>
      <table:table table:name="Tabelle2" table:style-name="ta1">
        <table:shapes>
          <draw:frame draw:z-index="0" draw:style-name="gr1" draw:text-style-name="P1" svg:width="26.735cm" svg:height="16.609cm" svg:x="3.042cm" svg:y="7.595cm">
            <draw:object draw:notify-on-update-of-ranges="Tabelle2.B3:Tabelle2.B13 Tabelle2.E2:Tabelle2.E2 Tabelle2.E3:Tabelle2.E13 Tabelle2.F2:Tabelle2.F2 Tabelle2.F3:Tabelle2.F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5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formances on private leaderboard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v_score</text:p>
          </table:table-cell>
          <table:table-cell office:value-type="string" calcext:value-type="string">
            <text:p>public AMS</text:p>
          </table:table-cell>
          <table:table-cell office:value-type="string" calcext:value-type="string">
            <text:p>private AMS</text:p>
          </table:table-cell>
          <table:table-cell office:value-type="string" calcext:value-type="string">
            <text:p>private rank</text:p>
          </table:table-cell>
          <table:table-cell office:value-type="string" calcext:value-type="string">
            <text:p>inverse rank</text:p>
          </table:table-cell>
        </table:table-row>
        <table:table-row table:style-name="ro1">
          <table:table-cell/>
          <table:table-cell office:value-type="string" calcext:value-type="string">
            <text:p>bm: random Submission </text:p>
          </table:table-cell>
          <table:table-cell table:number-columns-repeated="2"/>
          <table:table-cell table:style-name="ce3" office:value-type="float" office:value="0.58477" calcext:value-type="float">
            <text:p>0.58477</text:p>
          </table:table-cell>
          <table:table-cell office:value-type="float" office:value="0.58648" calcext:value-type="float">
            <text:p>0.58648</text:p>
          </table:table-cell>
          <table:table-cell office:value-type="float" office:value="1699" calcext:value-type="float">
            <text:p>1699</text:p>
          </table:table-cell>
          <table:table-cell table:formula="of:=1785-[.G3]" office:value-type="float" office:value="8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bm: simple window </text:p>
          </table:table-cell>
          <table:table-cell table:number-columns-repeated="2"/>
          <table:table-cell table:style-name="ce3" office:value-type="float" office:value="1.54451" calcext:value-type="float">
            <text:p>1.54451</text:p>
          </table:table-cell>
          <table:table-cell office:value-type="float" office:value="1.53518" calcext:value-type="float">
            <text:p>1.53518</text:p>
          </table:table-cell>
          <table:table-cell office:value-type="float" office:value="1607" calcext:value-type="float">
            <text:p>1607</text:p>
          </table:table-cell>
          <table:table-cell table:formula="of:=1785-[.G4]" office:value-type="float" office:value="178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bm: naive Bayes starting kit </text:p>
          </table:table-cell>
          <table:table-cell table:number-columns-repeated="2"/>
          <table:table-cell table:style-name="ce3" office:value-type="float" office:value="2.06036" calcext:value-type="float">
            <text:p>2.06036</text:p>
          </table:table-cell>
          <table:table-cell office:value-type="float" office:value="2.06021" calcext:value-type="float">
            <text:p>2.06021</text:p>
          </table:table-cell>
          <table:table-cell office:value-type="float" office:value="1463" calcext:value-type="float">
            <text:p>1463</text:p>
          </table:table-cell>
          <table:table-cell table:formula="of:=1785-[.G5]" office:value-type="float" office:value="32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logistic Regression</text:p>
          </table:table-cell>
          <table:table-cell/>
          <table:table-cell office:value-type="float" office:value="0.73926" calcext:value-type="float">
            <text:p>0.73926</text:p>
          </table:table-cell>
          <table:table-cell office:value-type="float" office:value="2.04480142600976" calcext:value-type="float">
            <text:p>2.04480142600976</text:p>
          </table:table-cell>
          <table:table-cell office:value-type="float" office:value="2.06934119373163" calcext:value-type="float">
            <text:p>2.06934119373163</text:p>
          </table:table-cell>
          <table:table-cell office:value-type="float" office:value="1429" calcext:value-type="float">
            <text:p>1429</text:p>
          </table:table-cell>
          <table:table-cell table:formula="of:=1785-[.G6]" office:value-type="float" office:value="356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/>
          <table:table-cell office:value-type="float" office:value="0.81944" calcext:value-type="float">
            <text:p>0.81944</text:p>
          </table:table-cell>
          <table:table-cell office:value-type="float" office:value="3.16941144594789" calcext:value-type="float">
            <text:p>3.16941144594789</text:p>
          </table:table-cell>
          <table:table-cell office:value-type="float" office:value="3.18323451660961" calcext:value-type="float">
            <text:p>3.18323451660961</text:p>
          </table:table-cell>
          <table:table-cell office:value-type="float" office:value="996" calcext:value-type="float">
            <text:p>996</text:p>
          </table:table-cell>
          <table:table-cell table:formula="of:=1785-[.G7]" office:value-type="float" office:value="789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bm: simple TMVA boosted trees </text:p>
          </table:table-cell>
          <table:table-cell table:number-columns-repeated="2"/>
          <table:table-cell table:style-name="ce3" office:value-type="float" office:value="3.24954" calcext:value-type="float">
            <text:p>3.24954</text:p>
          </table:table-cell>
          <table:table-cell office:value-type="float" office:value="3.19956" calcext:value-type="float">
            <text:p>3.19956</text:p>
          </table:table-cell>
          <table:table-cell office:value-type="float" office:value="992" calcext:value-type="float">
            <text:p>992</text:p>
          </table:table-cell>
          <table:table-cell table:formula="of:=1785-[.G8]" office:value-type="float" office:value="793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bm: multiboost</text:p>
          </table:table-cell>
          <table:table-cell table:number-columns-repeated="2"/>
          <table:table-cell table:style-name="ce3" office:value-type="float" office:value="3.34085" calcext:value-type="float">
            <text:p>3.34085</text:p>
          </table:table-cell>
          <table:table-cell office:value-type="float" office:value="3.40488" calcext:value-type="float">
            <text:p>3.40488</text:p>
          </table:table-cell>
          <table:table-cell office:value-type="float" office:value="903" calcext:value-type="float">
            <text:p>903</text:p>
          </table:table-cell>
          <table:table-cell table:formula="of:=1785-[.G9]" office:value-type="float" office:value="882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gbc</text:p>
          </table:table-cell>
          <table:table-cell/>
          <table:table-cell office:value-type="float" office:value="0.849344" calcext:value-type="float">
            <text:p>0.849344</text:p>
          </table:table-cell>
          <table:table-cell office:value-type="float" office:value="3.4403843061885" calcext:value-type="float">
            <text:p>3.4403843061885</text:p>
          </table:table-cell>
          <table:table-cell office:value-type="float" office:value="3.45097313747456" calcext:value-type="float">
            <text:p>3.45097313747456</text:p>
          </table:table-cell>
          <table:table-cell office:value-type="float" office:value="838" calcext:value-type="float">
            <text:p>838</text:p>
          </table:table-cell>
          <table:table-cell table:formula="of:=1785-[.G10]" office:value-type="float" office:value="947" calcext:value-type="float">
            <text:p/>
          </table:table-cell>
        </table:table-row>
        <table:table-row table:style-name="ro1">
          <table:table-cell/>
          <table:table-cell office:value-type="string" calcext:value-type="string">
            <text:p>xgboost</text:p>
          </table:table-cell>
          <table:table-cell/>
          <table:table-cell office:value-type="float" office:value="2.4321543" calcext:value-type="float">
            <text:p>2.4321543</text:p>
          </table:table-cell>
          <table:table-cell office:value-type="float" office:value="3.66421262680941" calcext:value-type="float">
            <text:p>3.66421262680941</text:p>
          </table:table-cell>
          <table:table-cell office:value-type="float" office:value="3.71268472156738" calcext:value-type="float">
            <text:p>3.71268472156738</text:p>
          </table:table-cell>
          <table:table-cell office:value-type="float" office:value="65" calcext:value-type="float">
            <text:p>65</text:p>
          </table:table-cell>
          <table:table-cell table:formula="of:=1785-[.G11]" office:value-type="float" office:value="1720" calcext:value-type="float">
            <text:p/>
          </table:table-cell>
        </table:table-row>
        <table:table-row table:style-name="ro1">
          <table:table-cell/>
          <table:table-cell table:style-name="Default" office:value-type="string" calcext:value-type="string">
            <text:p>xgb original</text:p>
          </table:table-cell>
          <table:table-cell table:style-name="Default" table:number-columns-repeated="2"/>
          <table:table-cell office:value-type="float" office:value="3.72435" calcext:value-type="float">
            <text:p>3.72435</text:p>
          </table:table-cell>
          <table:table-cell office:value-type="float" office:value="3.71885" calcext:value-type="float">
            <text:p>3.71885</text:p>
          </table:table-cell>
          <table:table-cell office:value-type="float" office:value="45" calcext:value-type="float">
            <text:p>45</text:p>
          </table:table-cell>
          <table:table-cell table:formula="of:=1785-[.G12]" office:value-type="float" office:value="1740" calcext:value-type="float">
            <text:p/>
          </table:table-cell>
        </table:table-row>
        <table:table-row table:style-name="ro1">
          <table:table-cell/>
          <table:table-cell table:style-name="Default" office:value-type="string" calcext:value-type="string">
            <text:p>winning submission</text:p>
          </table:table-cell>
          <table:table-cell table:style-name="Default" table:number-columns-repeated="2"/>
          <table:table-cell table:style-name="ce3" office:value-type="float" office:value="3.85059" calcext:value-type="float">
            <text:p>3.85059</text:p>
          </table:table-cell>
          <table:table-cell table:style-name="ce3" office:value-type="float" office:value="3.80581" calcext:value-type="float">
            <text:p>3.80581</text:p>
          </table:table-cell>
          <table:table-cell table:style-name="ce4" office:value-type="float" office:value="1" calcext:value-type="float">
            <text:p>1</text:p>
          </table:table-cell>
          <table:table-cell table:formula="of:=1785-[.G13]" office:value-type="float" office:value="1784" calcext:value-type="float">
            <text:p/>
          </table:table-cell>
        </table:table-row>
      </table:table>
      <table:table table:name="Tabelle3" table:style-name="ta1">
        <table:table-column table:style-name="co5" table:default-cell-style-name="ce5"/>
        <table:table-column table:style-name="co6" table:default-cell-style-name="ce5"/>
        <table:table-column table:style-name="co7" table:number-columns-repeated="7" table:default-cell-style-name="ce5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et 1</text:p>
          </table:table-cell>
          <table:table-cell office:value-type="string" calcext:value-type="string">
            <text:p>Set 2</text:p>
          </table:table-cell>
          <table:table-cell office:value-type="string" calcext:value-type="string">
            <text:p>Set 3</text:p>
          </table:table-cell>
          <table:table-cell office:value-type="string" calcext:value-type="string">
            <text:p>Set 4</text:p>
          </table:table-cell>
          <table:table-cell office:value-type="string" calcext:value-type="string">
            <text:p>Set 5</text:p>
          </table:table-cell>
          <table:table-cell office:value-type="string" calcext:value-type="string">
            <text:p>Set 6</text:p>
          </table:table-cell>
          <table:table-cell office:value-type="string" calcext:value-type="string">
            <text:p>Set 7</text:p>
          </table:table-cell>
          <table:table-cell office:value-type="string" calcext:value-type="string">
            <text:p>Set 8</text:p>
          </table:table-cell>
          <table:table-cell table:style-name="ce5" office:value-type="string" calcext:value-type="string">
            <text:p>Set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R_mass_MMC</text:p>
          </table:table-cell>
          <table:table-cell table:style-name="ce10" table:number-columns-repeated="7"/>
          <table:table-cell table:number-columns-repeated="6"/>
        </table:table-row>
        <table:table-row table:style-name="ro1">
          <table:table-cell office:value-type="string" calcext:value-type="string">
            <text:p>DER_mass_transverse_met_lep</text:p>
          </table:table-cell>
          <table:table-cell table:style-name="ce10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DER_mass_vis</text:p>
          </table:table-cell>
          <table:table-cell table:style-name="ce10"/>
          <table:table-cell/>
          <table:table-cell table:style-name="ce10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ER_pt_h</text:p>
          </table:table-cell>
          <table:table-cell table:style-name="ce10" table:number-columns-repeated="8"/>
          <table:table-cell table:number-columns-repeated="5"/>
        </table:table-row>
        <table:table-row table:style-name="ro1">
          <table:table-cell table:style-name="ce6" office:value-type="string" calcext:value-type="string">
            <text:p>DER_deltaeta_jet_jet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6" office:value-type="string" calcext:value-type="string">
            <text:p>DER_mass_jet_jet</text:p>
          </table:table-cell>
          <table:table-cell table:number-columns-repeated="2"/>
          <table:table-cell table:style-name="ce10" table:number-columns-repeated="2"/>
          <table:table-cell table:number-columns-repeated="9"/>
        </table:table-row>
        <table:table-row table:style-name="ro1">
          <table:table-cell table:style-name="ce6" office:value-type="string" calcext:value-type="string">
            <text:p>DER_prodeta_jet_j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R_deltar_tau_lep</text:p>
          </table:table-cell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ER_pt_tot</text:p>
          </table:table-cell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DER_sum_pt</text:p>
          </table:table-cell>
          <table:table-cell table:number-columns-repeated="2"/>
          <table:table-cell table:style-name="ce10" table:number-columns-repeated="3"/>
          <table:table-cell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DER_pt_ratio_lep_tau</text:p>
          </table:table-cell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R_met_phi_centrality</text:p>
          </table:table-cell>
          <table:table-cell table:style-name="ce10"/>
          <table:table-cell table:number-columns-repeated="4"/>
          <table:table-cell table:style-name="ce10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DER_lep_eta_centrality</text:p>
          </table:table-cell>
          <table:table-cell table:number-columns-repeated="10"/>
          <table:table-cell table:style-name="ce13"/>
          <table:table-cell table:style-name="ce17"/>
          <table:table-cell table:style-name="ce19" office:value-type="string" calcext:value-type="string">
            <text:p>Feature = -999.0 if PRI_jet_num equals 0 or 1</text:p>
          </table:table-cell>
        </table:table-row>
        <table:table-row table:style-name="ro1">
          <table:table-cell office:value-type="string" calcext:value-type="string">
            <text:p>PRI_tau_pt</text:p>
          </table:table-cell>
          <table:table-cell table:style-name="ce10" table:number-columns-repeated="7"/>
          <table:table-cell table:number-columns-repeated="3"/>
          <table:table-cell table:style-name="ce14"/>
          <table:table-cell/>
          <table:table-cell table:style-name="ce20" office:value-type="string" calcext:value-type="string">
            <text:p>Feature = -999.0 if PRI_jet_num equals 0</text:p>
          </table:table-cell>
        </table:table-row>
        <table:table-row table:style-name="ro1">
          <table:table-cell office:value-type="string" calcext:value-type="string">
            <text:p>PRI_tau_eta</text:p>
          </table:table-cell>
          <table:table-cell table:number-columns-repeated="8"/>
          <table:table-cell table:style-name="ce5"/>
          <table:table-cell/>
          <table:table-cell table:style-name="ce15"/>
          <table:table-cell/>
          <table:table-cell table:style-name="ce20"/>
        </table:table-row>
        <table:table-row table:style-name="ro1">
          <table:table-cell office:value-type="string" calcext:value-type="string">
            <text:p>PRI_tau_phi</text:p>
          </table:table-cell>
          <table:table-cell table:number-columns-repeated="7"/>
          <table:table-cell table:style-name="ce10"/>
          <table:table-cell table:style-name="ce5"/>
          <table:table-cell/>
          <table:table-cell table:style-name="ce16"/>
          <table:table-cell table:style-name="ce18"/>
          <table:table-cell table:style-name="ce21" office:value-type="string" calcext:value-type="string">
            <text:p>Used feature for Set</text:p>
          </table:table-cell>
        </table:table-row>
        <table:table-row table:style-name="ro1">
          <table:table-cell office:value-type="string" calcext:value-type="string">
            <text:p>PRI_lep_pt</text:p>
          </table:table-cell>
          <table:table-cell table:number-columns-repeated="7"/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PRI_lep_eta</text:p>
          </table:table-cell>
          <table:table-cell table:number-columns-repeated="2"/>
          <table:table-cell table:style-name="ce10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PRI_lep_phi</text:p>
          </table:table-cell>
          <table:table-cell table:number-columns-repeated="2"/>
          <table:table-cell table:style-name="ce10" table:number-columns-repeated="2"/>
          <table:table-cell table:number-columns-repeated="3"/>
          <table:table-cell table:style-name="ce10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PRI_met</text:p>
          </table:table-cell>
          <table:table-cell/>
          <table:table-cell table:style-name="ce10"/>
          <table:table-cell table:number-columns-repeated="11"/>
        </table:table-row>
        <table:table-row table:style-name="ro1">
          <table:table-cell office:value-type="string" calcext:value-type="string">
            <text:p>PRI_met_phi</text:p>
          </table:table-cell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7" office:value-type="string" calcext:value-type="string">
            <text:p>PRI_met_sume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_jet_num</text:p>
          </table:table-cell>
          <table:table-cell table:number-columns-repeated="2"/>
          <table:table-cell table:style-name="ce10" table:number-columns-repeated="5"/>
          <table:table-cell table:number-columns-repeated="6"/>
        </table:table-row>
        <table:table-row table:style-name="ro1">
          <table:table-cell table:style-name="ce8" office:value-type="string" calcext:value-type="string">
            <text:p>PRI_jet_leading_pt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RI_jet_leading_eta</text:p>
          </table:table-cell>
          <table:table-cell table:number-columns-repeated="13"/>
        </table:table-row>
        <table:table-row table:style-name="ro1">
          <table:table-cell table:style-name="ce8" office:value-type="string" calcext:value-type="string">
            <text:p>PRI_jet_leading_phi</text:p>
          </table:table-cell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PRI_jet_subleading_pt</text:p>
          </table:table-cell>
          <table:table-cell table:number-columns-repeated="13"/>
        </table:table-row>
        <table:table-row table:style-name="ro1">
          <table:table-cell table:style-name="ce6" office:value-type="string" calcext:value-type="string">
            <text:p>PRI_jet_subleading_eta</text:p>
          </table:table-cell>
          <table:table-cell table:number-columns-repeated="2"/>
          <table:table-cell table:style-name="ce10"/>
          <table:table-cell table:number-columns-repeated="10"/>
        </table:table-row>
        <table:table-row table:style-name="ro1">
          <table:table-cell table:style-name="ce6" office:value-type="string" calcext:value-type="string">
            <text:p>PRI_jet_subleading_phi</text:p>
          </table:table-cell>
          <table:table-cell table:number-columns-repeated="8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PRI_jet_all_pt</text:p>
          </table:table-cell>
          <table:table-cell table:number-columns-repeated="2"/>
          <table:table-cell table:style-name="ce10" table:number-columns-repeated="3"/>
          <table:table-cell/>
          <table:table-cell table:style-name="ce10"/>
          <table:table-cell table:number-columns-repeated="6"/>
        </table:table-row>
        <table:table-row table:style-name="ro1">
          <table:table-cell table:style-name="ce9"/>
          <table:table-cell table:style-name="ce11" table:number-columns-repeated="8"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Total number of featur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110" number:language="en" number:country="GB">
      <number:number number: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.00.0000</text:date>, <text:time style:data-style-name="N2" text:time-value="21:32:22.6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17:22.512000000</meta:creation-date>
    <dc:date>2016-02-23T21:37:01.135000000</dc:date>
    <meta:editing-duration>PT3H46M37S</meta:editing-duration>
    <meta:editing-cycles>15</meta:editing-cycles>
    <meta:generator>LibreOffice/4.2.1.1$Windows_x86 LibreOffice_project/d7dbbd7842e6a58b0f521599204e827654e1fb8b</meta:generator>
    <meta:document-statistic meta:table-count="3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GB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maximum="4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201cm" style:legend-expansion="high" chart:style-name="ch2"/>
        <chart:plot-area chart:style-name="ch3" table:cell-range-address="Tabelle1.C5:Tabelle1.D14" svg:x="0.77cm" svg:y="0.855cm" svg:width="11.923cm" svg:height="7.545cm">
          <chartooo:coordinate-region svg:x="1.868cm" svg:y="1.054cm" svg:width="10.63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5:Tabelle1.D14" chart:class="chart:scatter">
            <chart:domain table:cell-range-address="Tabelle1.C5:Tabelle1.C14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Tabelle1.C5:Tabelle1.C14</svg:desc>
                </draw:g>
              </table:table-cell>
              <table:table-cell office:value-type="float" office:value="2.01915693283081">
                <text:p>2.01915693283081</text:p>
                <draw:g>
                  <svg:desc>Tabelle1.D5:Tabelle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35107707977294">
                <text:p>1.35107707977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.10150003433227">
                <text:p>8.10150003433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3.87375020980834">
                <text:p>3.873750209808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4291660785675">
                <text:p>2.4291660785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1771650314331">
                <text:p>2.1771650314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.50828218460083">
                <text:p>4.50828218460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.66517996788024">
                <text:p>3.66517996788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37.7421770095825">
                <text:p>37.7421770095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2.037857055664">
                <text:p>32.037857055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treat-empty-cells="leave-gap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0000">
      <style:chart-properties chart:display-label="true" chart:logarithmic="false" chart:maximum="4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true" chart:reverse-direction="tru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000">
      <style:graphic-properties draw:stroke="none" draw:fill-color="#aecf00"/>
      <style:text-properties fo:font-size="10pt" style:font-size-asian="10pt" style:font-size-complex="10pt"/>
    </style:style>
    <style:style style:name="ch12" style:family="chart">
      <style:chart-properties chart:regression-name="trend: log function" chart:regression-max-degree="2" chart:regression-period="2" chart:regression-extrapolate-forward="1" chart:regression-extrapolate-backward="1" chart:regression-force-intercept="false" chart:regression-intercept-value="0" chart:regression-type="logarithmic"/>
      <style:graphic-properties svg:stroke-width="0.05cm" svg:stroke-color="#004586"/>
    </style:style>
    <style:style style:name="ch13" style:family="chart" style:data-style-name="N10000">
      <style:graphic-properties draw:stroke="none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36cm" svg:height="16.61cm" xlink:href=".." xlink:type="simple" chart:class="chart:bar" chart:style-name="ch1">
        <chart:title svg:x="9.7cm" svg:y="0.468cm" chart:style-name="ch2">
          <text:p>Performances on private leaderboard</text:p>
        </chart:title>
        <chart:legend chart:legend-position="end" svg:x="22.667cm" svg:y="7.508cm" style:legend-expansion="high" chart:style-name="ch3"/>
        <chart:plot-area chart:style-name="ch4" table:cell-range-address="Tabelle2.B3:Tabelle2.B13 Tabelle2.E2:Tabelle2.F13" chart:data-source-has-labels="both" svg:x="0.136cm" svg:y="2.422cm" svg:width="21.905cm" svg:height="14.105cm">
          <chartooo:coordinate-region svg:x="2.083cm" svg:y="2.621cm" svg:width="19.958cm" svg:height="9.802cm"/>
          <chart:axis chart:dimension="x" chart:name="primary-x" chart:style-name="ch5" chartooo:axis-type="auto">
            <chartooo:date-scale/>
            <chart:title svg:x="10.933cm" svg:y="15.592cm" chart:style-name="ch6">
              <text:p>Classifiers</text:p>
            </chart:title>
            <chart:categories table:cell-range-address="Tabelle2.B3:Tabelle2.B13"/>
          </chart:axis>
          <chart:axis chart:dimension="y" chart:name="primary-y" chart:style-name="ch7">
            <chart:title svg:x="0cm" svg:y="9.941cm" chart:style-name="ch8">
              <text:p>AMS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Tabelle2.E3:Tabelle2.E13" chart:label-cell-address="Tabelle2.E2:Tabelle2.E2" chart:class="chart:bar">
            <chart:regression-curve chart:style-name="ch12"/>
            <chart:data-point chart:repeated="11"/>
          </chart:series>
          <chart:series chart:attached-axis="primary-y" chart:style-name="ch13" chart:values-cell-range-address="Tabelle2.F3:Tabelle2.F13" chart:label-cell-address="Tabelle2.F2:Tabelle2.F2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blic AMS</text:p>
                <draw:g>
                  <svg:desc>Tabelle2.E2:Tabelle2.E2</svg:desc>
                </draw:g>
              </table:table-cell>
              <table:table-cell office:value-type="string">
                <text:p>private AMS</text:p>
                <draw:g>
                  <svg:desc>Tabelle2.F2:Tabelle2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m: random Submission </text:p>
                <draw:g>
                  <svg:desc>Tabelle2.B3:Tabelle2.B13</svg:desc>
                </draw:g>
              </table:table-cell>
              <table:table-cell office:value-type="float" office:value="0.58477">
                <text:p>0.58477</text:p>
                <draw:g>
                  <svg:desc>Tabelle2.E3:Tabelle2.E13</svg:desc>
                </draw:g>
              </table:table-cell>
              <table:table-cell office:value-type="float" office:value="0.58648">
                <text:p>0.58648</text:p>
                <draw:g>
                  <svg:desc>Tabelle2.F3:Tabelle2.F13</svg:desc>
                </draw:g>
              </table:table-cell>
            </table:table-row>
            <table:table-row>
              <table:table-cell office:value-type="string">
                <text:p>bm: simple window </text:p>
              </table:table-cell>
              <table:table-cell office:value-type="float" office:value="1.54451">
                <text:p>1.54451</text:p>
              </table:table-cell>
              <table:table-cell office:value-type="float" office:value="1.53518">
                <text:p>1.53518</text:p>
              </table:table-cell>
            </table:table-row>
            <table:table-row>
              <table:table-cell office:value-type="string">
                <text:p>bm: naive Bayes starting kit </text:p>
              </table:table-cell>
              <table:table-cell office:value-type="float" office:value="2.06036">
                <text:p>2.06036</text:p>
              </table:table-cell>
              <table:table-cell office:value-type="float" office:value="2.06021">
                <text:p>2.06021</text:p>
              </table:table-cell>
            </table:table-row>
            <table:table-row>
              <table:table-cell office:value-type="string">
                <text:p>logistic Regression</text:p>
              </table:table-cell>
              <table:table-cell office:value-type="float" office:value="2.04480142600976">
                <text:p>2.04480142600976</text:p>
              </table:table-cell>
              <table:table-cell office:value-type="float" office:value="2.06934119373163">
                <text:p>2.06934119373163</text:p>
              </table:table-cell>
            </table:table-row>
            <table:table-row>
              <table:table-cell office:value-type="string">
                <text:p>kNN</text:p>
              </table:table-cell>
              <table:table-cell office:value-type="float" office:value="3.16941144594789">
                <text:p>3.16941144594789</text:p>
              </table:table-cell>
              <table:table-cell office:value-type="float" office:value="3.18323451660961">
                <text:p>3.18323451660961</text:p>
              </table:table-cell>
            </table:table-row>
            <table:table-row>
              <table:table-cell office:value-type="string">
                <text:p>bm: simple TMVA boosted trees </text:p>
              </table:table-cell>
              <table:table-cell office:value-type="float" office:value="3.24954">
                <text:p>3.24954</text:p>
              </table:table-cell>
              <table:table-cell office:value-type="float" office:value="3.19956">
                <text:p>3.19956</text:p>
              </table:table-cell>
            </table:table-row>
            <table:table-row>
              <table:table-cell office:value-type="string">
                <text:p>bm: multiboost</text:p>
              </table:table-cell>
              <table:table-cell office:value-type="float" office:value="3.34085">
                <text:p>3.34085</text:p>
              </table:table-cell>
              <table:table-cell office:value-type="float" office:value="3.40488">
                <text:p>3.40488</text:p>
              </table:table-cell>
            </table:table-row>
            <table:table-row>
              <table:table-cell office:value-type="string">
                <text:p>gbc</text:p>
              </table:table-cell>
              <table:table-cell office:value-type="float" office:value="3.4403843061885">
                <text:p>3.4403843061885</text:p>
              </table:table-cell>
              <table:table-cell office:value-type="float" office:value="3.45097313747456">
                <text:p>3.45097313747456</text:p>
              </table:table-cell>
            </table:table-row>
            <table:table-row>
              <table:table-cell office:value-type="string">
                <text:p>xgboost</text:p>
              </table:table-cell>
              <table:table-cell office:value-type="float" office:value="3.66421262680941">
                <text:p>3.66421262680941</text:p>
              </table:table-cell>
              <table:table-cell office:value-type="float" office:value="3.71268472156738">
                <text:p>3.71268472156738</text:p>
              </table:table-cell>
            </table:table-row>
            <table:table-row>
              <table:table-cell office:value-type="string">
                <text:p>xgb original</text:p>
              </table:table-cell>
              <table:table-cell office:value-type="float" office:value="3.72435">
                <text:p>3.72435</text:p>
              </table:table-cell>
              <table:table-cell office:value-type="float" office:value="3.71885">
                <text:p>3.71885</text:p>
              </table:table-cell>
            </table:table-row>
            <table:table-row>
              <table:table-cell office:value-type="string">
                <text:p>winning submission</text:p>
              </table:table-cell>
              <table:table-cell office:value-type="float" office:value="3.85059">
                <text:p>3.85059</text:p>
              </table:table-cell>
              <table:table-cell office:value-type="float" office:value="3.80581">
                <text:p>3.805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